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style:font-name="Arial" fo:language="en" fo:country="US" officeooo:paragraph-rsid="006bcbe2" style:font-name-complex="Arial2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6bcbe2"/>
    </style:style>
    <style:style style:name="P3" style:family="paragraph" style:parent-style-name="Standard">
      <style:paragraph-properties fo:margin-top="0cm" fo:margin-bottom="0cm" loext:contextual-spacing="false"/>
      <style:text-properties style:font-name="Arial" fo:language="en" fo:country="US" style:font-name-complex="Arial2"/>
    </style:style>
    <style:style style:name="P4" style:family="paragraph" style:parent-style-name="Standard">
      <style:paragraph-properties fo:margin-top="0cm" fo:margin-bottom="0cm" loext:contextual-spacing="false"/>
      <style:text-properties style:font-name="Arial" fo:language="en" fo:country="US" officeooo:rsid="006bcbe2" officeooo:paragraph-rsid="006bcbe2" style:font-name-complex="Arial2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language="en" fo:country="US" officeooo:rsid="006bcbe2" officeooo:paragraph-rsid="006bcbe2" style:font-name-complex="Arial2"/>
    </style:style>
    <style:style style:name="P6" style:family="paragraph" style:parent-style-name="Standard">
      <style:paragraph-properties fo:margin-top="0cm" fo:margin-bottom="0cm" loext:contextual-spacing="false" fo:text-align="end" style:justify-single-word="false"/>
      <style:text-properties style:font-name="Arial" fo:language="en" fo:country="US" style:font-name-complex="Arial2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language="en" fo:country="US" style:font-name-complex="Arial2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language="en" fo:country="US" officeooo:paragraph-rsid="006bed23" style:font-name-complex="Arial2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language="en" fo:country="US" officeooo:rsid="004e7c33" officeooo:paragraph-rsid="004f8f9d" style:font-name-complex="Arial2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language="en" fo:country="US" style:font-name-complex="Arial2"/>
    </style:style>
    <style:style style:name="P11" style:family="paragraph" style:parent-style-name="Standard">
      <style:paragraph-properties fo:margin-top="0cm" fo:margin-bottom="0cm" loext:contextual-spacing="false"/>
      <style:text-properties style:font-name="Arial" fo:language="en" fo:country="US" officeooo:rsid="004da152" officeooo:paragraph-rsid="004da152" style:font-name-complex="Arial2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fo:language="en" fo:country="US" officeooo:paragraph-rsid="006bcbe2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fo:language="en" fo:country="US" officeooo:rsid="006bed23" officeooo:paragraph-rsid="006bed23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fo:language="en" fo:country="US" officeooo:rsid="006bed23" officeooo:paragraph-rsid="006bed23"/>
    </style:style>
    <style:style style:name="P15" style:family="paragraph" style:parent-style-name="Standard">
      <style:paragraph-properties fo:margin-left="8.802cm" fo:margin-right="0cm" fo:margin-top="0cm" fo:margin-bottom="0cm" loext:contextual-spacing="false" fo:text-align="end" style:justify-single-word="false" fo:text-indent="0cm" style:auto-text-indent="false"/>
      <style:text-properties style:font-name="Arial" fo:language="en" fo:country="US"/>
    </style:style>
    <style:style style:name="P16" style:family="paragraph" style:parent-style-name="Standard">
      <style:text-properties style:font-name="Arial1" fo:language="en" fo:country="US"/>
    </style:style>
    <style:style style:name="P17" style:family="paragraph" style:parent-style-name="Standard" style:master-page-name="Standard">
      <style:paragraph-properties fo:margin-top="0cm" fo:margin-bottom="0cm" loext:contextual-spacing="false" style:page-number="auto"/>
      <style:text-properties style:font-name="Arial" fo:language="en" fo:country="US" style:font-name-complex="Arial2"/>
    </style:style>
    <style:style style:name="T1" style:family="text">
      <style:text-properties officeooo:rsid="001cbd98"/>
    </style:style>
    <style:style style:name="T2" style:family="text">
      <style:text-properties officeooo:rsid="001d1c87"/>
    </style:style>
    <style:style style:name="T3" style:family="text">
      <style:text-properties style:font-name-complex="Arial2"/>
    </style:style>
    <style:style style:name="T4" style:family="text">
      <style:text-properties officeooo:rsid="004e7c33" style:font-name-complex="Arial2"/>
    </style:style>
    <style:style style:name="T5" style:family="text">
      <style:text-properties officeooo:rsid="00676884" style:font-name-complex="Arial2"/>
    </style:style>
    <style:style style:name="T6" style:family="text">
      <style:text-properties officeooo:rsid="00691843" style:font-name-complex="Arial2"/>
    </style:style>
    <style:style style:name="T7" style:family="text">
      <style:text-properties officeooo:rsid="006a1a65" style:font-name-complex="Arial2"/>
    </style:style>
    <style:style style:name="T8" style:family="text">
      <style:text-properties officeooo:rsid="006bcbe2" style:font-name-complex="Arial2"/>
    </style:style>
    <style:style style:name="T9" style:family="text">
      <style:text-properties style:font-name="Arial1" officeooo:rsid="006bcbe2"/>
    </style:style>
    <style:style style:name="T10" style:family="text">
      <style:text-properties style:font-name="Arial1" officeooo:rsid="006e1c28"/>
    </style:style>
    <style:style style:name="T11" style:family="text">
      <style:text-properties style:font-name="Arial" style:font-name-complex="Arial2"/>
    </style:style>
    <style:style style:name="T12" style:family="text">
      <style:text-properties style:font-name="Arial" officeooo:rsid="004e7c33" style:font-name-complex="Arial2"/>
    </style:style>
    <style:style style:name="T13" style:family="text">
      <style:text-properties style:font-name="Arial" officeooo:rsid="0065c125" style:font-name-complex="Arial2"/>
    </style:style>
    <style:style style:name="T14" style:family="text">
      <style:text-properties style:font-name="Arial" officeooo:rsid="006bcbe2" style:font-name-complex="Arial2"/>
    </style:style>
    <style:style style:name="T15" style:family="text">
      <style:text-properties style:font-name="Arial" fo:language="en" fo:country="US" officeooo:rsid="001cbd98" style:font-name-complex="Arial2"/>
    </style:style>
    <style:style style:name="T16" style:family="text">
      <style:text-properties style:font-name="Arial" fo:language="en" fo:country="US" officeooo:rsid="0090e522" style:font-name-complex="Arial2"/>
    </style:style>
    <style:style style:name="T17" style:family="text">
      <style:text-properties officeooo:rsid="006291d4"/>
    </style:style>
    <style:style style:name="T18" style:family="text">
      <style:text-properties officeooo:rsid="009c1452"/>
    </style:style>
    <style:style style:name="T19" style:family="text">
      <style:text-properties officeooo:rsid="006e1c2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BROSSARD</text:span> <text:s/><text:span text:style-name="T1">Florian</text:span></text:p>
      <text:p text:style-name="P4">71 Route de Lyon</text:p>
      <text:p text:style-name="P3"><text:span text:style-name="T17">67000</text:span> <text:span text:style-name="T17">Strasbourg</text:span> </text:p>
      <text:p text:style-name="P1"><text:span text:style-name="T18">Mob. (+33) </text:span>676 424 658</text:p>
      <text:p text:style-name="P2"><text:a xlink:type="simple" xlink:href="mailto:florian.brossard25@gmail.com" text:style-name="Internet_20_link" text:visited-style-name="Visited_20_Internet_20_Link"><text:span text:style-name="T15">florian.brossard25@</text:span></text:a><text:a xlink:type="simple" xlink:href="mailto:florian.brossard25@gmail.com" text:style-name="Internet_20_link" text:visited-style-name="Visited_20_Internet_20_Link"><text:span text:style-name="T16">g</text:span></text:a><text:a xlink:type="simple" xlink:href="mailto:florian.brossard25@gmail.com" text:style-name="Internet_20_link" text:visited-style-name="Visited_20_Internet_20_Link"><text:span text:style-name="T15">mail.com</text:span></text:a></text:p>
      <text:p text:style-name="P15"><text:span text:style-name="T6">Strasbourg</text:span><text:span text:style-name="T3">, </text:span><text:span text:style-name="T7">7</text:span><text:span text:style-name="T8">th</text:span><text:span text:style-name="T5"> </text:span><text:span text:style-name="T6">Septembe</text:span><text:span text:style-name="T8">r</text:span><text:span text:style-name="T3"> 201</text:span><text:span text:style-name="T4">7</text:span></text:p>
      <text:p text:style-name="P6"/>
      <text:p text:style-name="P5">Dear Sir or Madam,</text:p>
      <text:p text:style-name="P7"/>
      <text:p text:style-name="P12"><text:span text:style-name="T9">I’m looking for a software engineering job in the video game environment </text:span><text:span text:style-name="T10">in California</text:span><text:span text:style-name="T9">.</text:span></text:p>
      <text:p text:style-name="P9"/>
      <text:p text:style-name="P13"><text:span text:style-name="T13">I’</text:span><text:span text:style-name="T11">m very interested into creating a tool that aims to help and increase someone’s productivity. <text:s/>I think that the first element to achieve this goal is to focus on the user interface.</text:span></text:p>
      <text:p text:style-name="P8"/>
      <text:p text:style-name="P14"><text:span text:style-name="T14">During my masters degree, </text:span><text:span text:style-name="T11">I</text:span><text:span text:style-name="T14">’ve learned multiple skills in numerous programming languages including JAVA, C# and C++. I’ve also learned a lot about</text:span><text:span text:style-name="T12">, </text:span><text:span text:style-name="T11">project management and user interface design during my apprenticeship at the Atos company.</text:span></text:p>
      <text:p text:style-name="P7"/>
      <text:p text:style-name="P16">I would be grateful if you <text:span text:style-name="T19">can</text:span> consider me for <text:span text:style-name="T19">this</text:span> position. I’<text:span text:style-name="T19">m </text:span>available for <text:span text:style-name="T19">an</text:span> interview at any time. </text:p>
      <text:p text:style-name="P6"><text:span text:style-name="T2">BROSSARD</text:span> <text:span text:style-name="T2">Florian</text:span></text:p>
      <text:p text:style-name="P10"/>
      <text:p text:style-name="P10"/>
      <text:p text:style-name="P10"/>
      <text:p text:style-name="P10"/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Helvetica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1_20_Car" style:display-name="Titre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0T09:29:00</meta:creation-date>
    <meta:initial-creator>fanny</meta:initial-creator>
    <dc:language>fr-FR</dc:language>
    <dc:date>2018-02-08T22:21:40.471000000</dc:date>
    <meta:editing-cycles>102</meta:editing-cycles>
    <meta:editing-duration>P2DT5H15M12S</meta:editing-duration>
    <meta:generator>LibreOffice/5.4.3.2$Windows_X86_64 LibreOffice_project/92a7159f7e4af62137622921e809f8546db437e5</meta:generator>
    <meta:document-statistic meta:table-count="0" meta:image-count="0" meta:object-count="0" meta:page-count="1" meta:paragraph-count="12" meta:word-count="126" meta:character-count="778" meta:non-whitespace-character-count="660"/>
    <meta:template xlink:type="simple" xlink:actuate="onRequest" xlink:title="Normal" xlink:href=""/>
  </office:meta>
</office:document-meta>
</file>